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000000" draw:fill="none" draw:fill-color="#ffffff" fo:min-height="0.652in" loext:decorative="false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2" draw:style-name="gr1" draw:text-style-name="P1" svg:width="7.7752in" svg:height="0.652in" svg:x="0.039in" svg:y="0.0394in">
            <draw:text-box>
              <text:p>Measurements of output power after letting requested power go through ((power- 1.128)/598.38 – 0.0031)/1.9944 and Vout = (1193.32/1202.35)*Vout – 8.803/1202.35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gain:</text:p>
          </table:table-cell>
          <table:table-cell/>
        </table:table-row>
        <table:table-row table:style-name="ro1">
          <table:table-cell office:value-type="string" calcext:value-type="string">
            <text:p>Preq</text:p>
          </table:table-cell>
          <table:table-cell office:value-type="string" calcext:value-type="string">
            <text:p>Prec</text:p>
          </table:table-cell>
          <table:table-cell table:number-columns-repeated="2"/>
          <table:table-cell office:value-type="string" calcext:value-type="string">
            <text:p>Preq</text:p>
          </table:table-cell>
          <table:table-cell office:value-type="string" calcext:value-type="string">
            <text:p>Pre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2:45:52.345457696</meta:creation-date>
    <dc:date>2023-11-13T14:46:11.219588206</dc:date>
    <meta:editing-duration>PT2H19S</meta:editing-duration>
    <meta:editing-cycles>4</meta:editing-cycles>
    <meta:generator>LibreOffice/7.6.2.1$Linux_X86_64 LibreOffice_project/60$Build-1</meta:generator>
    <meta:document-statistic meta:table-count="1" meta:cell-count="56" meta:object-count="1"/>
  </office:meta>
</office:document-meta>
</file>